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EAD0000353B7CE7E01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Base de Données</text:p>
      <text:p text:style-name="P1"/>
      <text:p text:style-name="P1"/>
      <text:p text:style-name="P3"/>
      <text:p text:style-name="P3"><draw:frame draw:style-name="fr1" draw:name="images1" text:anchor-type="paragraph" svg:x="0.122cm" svg:y="0.365cm" svg:width="17cm" svg:height="9.559cm" draw:z-index="0"><draw:image xlink:href="Pictures/2000000700005EAD0000353B7CE7E016.svm" xlink:type="simple" xlink:show="embed" xlink:actuate="onLoad"/></draw:frame>Rétro-conception :</text:p>
      <text:p text:style-name="P3"/>
      <text:p text:style-name="P2"/>
      <text:p text:style-name="P7">Fichefrais : </text:p>
      <text:p text:style-name="P7"/>
      <text:p text:style-name="P5">La table FicheFrais est la table qui sert a recenser tout les fiches de frais <text:s/>et de voir l'état dans laquelle elle se trouve .</text:p>
      <text:p text:style-name="P6"/>
      <text:p text:style-name="P4">Clé primaire : </text:p>
      <text:p text:style-name="P4"/>
      <text:p text:style-name="P4">idVisiteur en CHAR(4) (4 caractères maximum ) ainsi que mois en CHAR(6) (6 caractères maximum )</text:p>
      <text:p text:style-name="P4"/>
      <text:p text:style-name="P4">Clé étrangère :</text:p>
      <text:p text:style-name="P4"/>
      <text:p text:style-name="P4"><text:s/>idEtat en CHAR(2) (2 caractères maximum ) qui provient de id CHAR(2) (2 caractères maximum ) de la table Etat et qui a une valeur par défaut égale a CR (Fiche créée,saisie en cours ).</text:p>
      <text:p text:style-name="P4"/>
      <text:p text:style-name="P4">idVisiteur en CHAR(4) (4 caractères maximum ) qui provient de id CHAR(4) de la table Visiteur .</text:p>
      <text:p text:style-name="P4"/>
      <text:p text:style-name="P4"/>
      <text:p text:style-name="P4">Il y a aussi les champs nbJustificatifs qui accepte un entier de 11chiffre et qui par défaut a sa valeur égale a NULL .</text:p>
      <text:p text:style-name="P4"/>
      <text:p text:style-name="P4"><text:s/>montantValide qui accepte une décimal de 10 caractères et de 2 chiffre après la virgule et qui par <text:soft-page-break/>défaut a sa valeur égale a NULL </text:p>
      <text:p text:style-name="P4"/>
      <text:p text:style-name="P4">le champ dateModif qui est un champ de type Date et qui par défaut a sa valeur égale a NULL .</text:p>
      <text:p text:style-name="P7"/>
      <text:p text:style-name="P7">Etat :</text:p>
      <text:p text:style-name="P7"/>
      <text:p text:style-name="P5">La table Etat sert a recenser tout les états possibles pour une fiche de frais .</text:p>
      <text:p text:style-name="P7"/>
      <text:p text:style-name="P5">Clé primaire : id Char(2) (2 caractères maximum ) </text:p>
      <text:p text:style-name="P5"/>
      <text:p text:style-name="P5">Elle possède un champ libelle VARCHAR(30) qui accepte jusqu'à 30 caractères et qui par défaut a sa valeur égale a NULL .</text:p>
      <text:p text:style-name="P5"/>
      <text:p text:style-name="P5">Elle ne possède pas de clé étrangère </text:p>
      <text:p text:style-name="P5"/>
      <text:p text:style-name="P5">Elle possède une relation OneToMany (1:n) avec la table fiche frais .</text:p>
      <text:p text:style-name="P5"/>
      <text:p text:style-name="P5"/>
      <text:p text:style-name="P7">LigneFraisForfait :</text:p>
      <text:p text:style-name="P7"/>
      <text:p text:style-name="P5">La table lignefraisforfait recense tous les frais forfait et établit une liste de tous les frais forfait réalisé en fonction du visiteur .</text:p>
      <text:p text:style-name="P7"/>
      <text:p text:style-name="P5">Clé primaire composés de 3 champs : </text:p>
      <text:p text:style-name="P5"/>
      <text:p text:style-name="P5">idVisiteur en CHAR(4) (accepte 4 caractères)</text:p>
      <text:p text:style-name="P5"/>
      <text:p text:style-name="P5">mois en CHAR(6) ( accepte 6 caractères)</text:p>
      <text:p text:style-name="P5"/>
      <text:p text:style-name="P5">idFraisForfait en <text:s/>CHAR(3) ( accepte 3 caractères) </text:p>
      <text:p text:style-name="P5"/>
      <text:p text:style-name="P5">Clé étrangère :</text:p>
      <text:p text:style-name="P5"/>
      <text:p text:style-name="P5">idFraisForfait CHAR(3) qui provient de id CHAR(3) de la table FraisForfait .</text:p>
      <text:p text:style-name="P5"/>
      <text:p text:style-name="P5">Elle contient un champ quantité qui accepte un maximum de 11 caractères et qui par défaut a sa valeur égale a NULL .</text:p>
      <text:p text:style-name="P5"/>
      <text:p text:style-name="P5">Elle a une relation avec la table FraisForfait de cardinalité 1:n.</text:p>
      <text:p text:style-name="P5"/>
      <text:p text:style-name="P5">Elle a une relation avec la table FicheFrais de cardinalité 1:n .</text:p>
      <text:p text:style-name="P5"/>
      <text:p text:style-name="P5"/>
      <text:p text:style-name="P7"/>
      <text:p text:style-name="P7">FraisForfait :</text:p>
      <text:p text:style-name="P7"/>
      <text:p text:style-name="P5">la table fraisforfait recense les frais que <text:s/>l'on peut rencontrer lors de déplacement .</text:p>
      <text:p text:style-name="P7"/>
      <text:p text:style-name="P5">Clé primaire : <text:s text:c="2"/>id en <text:s/>CHAR(3) (3 caractères maximum)</text:p>
      <text:p text:style-name="P5"/>
      <text:p text:style-name="P5">libelle en <text:s/>VARCHAR(30) ( libellé pouvant aller jusqu'à 30 caractères )</text:p>
      <text:p text:style-name="P5"/>
      <text:p text:style-name="P5"><text:soft-page-break/>montant en décimal (5,2) montant pouvant accepter une valeur de 5 chiffres avant la virgule et 2 après la virgule .</text:p>
      <text:p text:style-name="P5"/>
      <text:p text:style-name="P5"/>
      <text:p text:style-name="P7">Visiteur :</text:p>
      <text:p text:style-name="P7"/>
      <text:p text:style-name="P5">La table visiteur enregistre tous les renseignements sur les visiteurs médicaux </text:p>
      <text:p text:style-name="P7"/>
      <text:p text:style-name="P5">Clé primaire : id en <text:s/>CHAR(4) ( 4 caractères maximum )</text:p>
      <text:p text:style-name="P5"/>
      <text:p text:style-name="P5">Autre champ :</text:p>
      <text:p text:style-name="P5"/>
      <text:p text:style-name="P5">nom en CHAR(30) <text:s text:c="6"/>(30 caractères maximum)</text:p>
      <text:p text:style-name="P5"/>
      <text:p text:style-name="P5">prenom en CHAR(30) <text:s/>(30 caractères maximum)</text:p>
      <text:p text:style-name="P5"/>
      <text:p text:style-name="P5">login en CHAR(20) <text:s text:c="5"/>(20 caractères maximum)</text:p>
      <text:p text:style-name="P5"/>
      <text:p text:style-name="P5">mdp en <text:s/>CHAR(20) <text:s text:c="5"/>(20 caractères maximum)</text:p>
      <text:p text:style-name="P5"/>
      <text:p text:style-name="P5">adresse en <text:s/>CHAR(30) (30 caractères maximum)</text:p>
      <text:p text:style-name="P5"/>
      <text:p text:style-name="P5">cp en <text:s/>CHAR(5) <text:s text:c="10"/>(5 caractères maximum)</text:p>
      <text:p text:style-name="P5"/>
      <text:p text:style-name="P5">ville en <text:s/>CHAR(30) <text:s text:c="5"/>(30 caractères maximum)</text:p>
      <text:p text:style-name="P5"/>
      <text:p text:style-name="P5">dateEmbauche <text:s text:c="14"/>Date </text:p>
      <text:p text:style-name="P5"/>
      <text:p text:style-name="P5">Elle a une relation avec la table FicheFrais de cardinalité 1:n .</text:p>
      <text:p text:style-name="P5"/>
      <text:p text:style-name="P5"/>
      <text:p text:style-name="P5"/>
      <text:p text:style-name="P7">LigneFraisHorsForfait :</text:p>
      <text:p text:style-name="P7"/>
      <text:p text:style-name="P5">Clé primaire : id INT<text:tab/>(11) <text:s/>(11 chiffre maximum)</text:p>
      <text:p text:style-name="P5"/>
      <text:p text:style-name="P5">Clé étrangère : <text:s/>idVisiteur en CHAR(4) (4 caractères maximum ) en référence avec idVisiteur CHAR(4) de la table <text:s/>FicheFrais .</text:p>
      <text:p text:style-name="P5"/>
      <text:p text:style-name="P5">mois en CHAR(6) (6 caractères maximum ) <text:s text:c="2"/>en référence avec mois CHAR(6) de la table FicheFrais .</text:p>
      <text:p text:style-name="P5"/>
      <text:p text:style-name="P5">Autre champs :</text:p>
      <text:p text:style-name="P5"/>
      <text:p text:style-name="P5">libelle en  VARCHAR(100) (100 caractères maximum)</text:p>
      <text:p text:style-name="P5"/>
      <text:p text:style-name="P5">date DATE </text:p>
      <text:p text:style-name="P5"/>
      <text:p text:style-name="P5">montant en <text:s/>DECIMAL (10,2) accepte des nombres jusqu'à 10 chiffre avant la virgule et 2 chiffre après .</text:p>
      <text:p text:style-name="P5"/>
      <text:p text:style-name="P5">Elle a une relation avec la table FicheFrais de cardinalité 1:n</text:p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han regnier</meta:initial-creator>
    <meta:creation-date>2015-10-01T16:02:44.63</meta:creation-date>
    <dc:date>2015-10-05T15:14:46.42</dc:date>
    <dc:creator>yohan regnier</dc:creator>
    <meta:editing-duration>PT1H39M8S</meta:editing-duration>
    <meta:editing-cycles>7</meta:editing-cycles>
    <meta:generator>OpenOffice/4.0.1$Win32 OpenOffice.org_project/401m5$Build-9714</meta:generator>
    <meta:document-statistic meta:table-count="0" meta:image-count="1" meta:object-count="0" meta:page-count="4" meta:paragraph-count="56" meta:word-count="586" meta:character-count="3406"/>
  </office:meta>
</office:document-meta>
</file>